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f7d1d5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4">
      <style:table-cell-properties fo:background-color="#dde8cb"/>
    </style:style>
    <style:style style:name="ce7" style:family="table-cell" style:parent-style-name="Default" style:data-style-name="N4">
      <style:table-cell-properties fo:background-color="#f7d1d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A) soporte de los items</text:p>
          </table:table-cell>
          <table:table-cell table:number-columns-repeated="3"/>
          <table:table-cell office:value-type="string" calcext:value-type="string">
            <text:p>Cantidad Registr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oporte(a)</text:p>
          </table:table-cell>
          <table:table-cell table:style-name="ce3" table:formula="of:=[.J4]/[.$J$2]"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Cantidad de 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oporte(b)</text:p>
          </table:table-cell>
          <table:table-cell table:style-name="ce3" table:formula="of:=[.J5]/[.$J$2]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antidad de 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oporte(c)</text:p>
          </table:table-cell>
          <table:table-cell table:style-name="ce3" table:formula="of:=[.J6]/[.$J$2]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Cantidad de 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oporte(ac)</text:p>
          </table:table-cell>
          <table:table-cell table:style-name="ce3" table:formula="of:=[.J7]/[.$J$2]"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Cantidad de A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oporte(ab)</text:p>
          </table:table-cell>
          <table:table-cell table:style-name="ce3" table:formula="of:=[.J8]/[.$J$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Cantidad de 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oporte(bc)</text:p>
          </table:table-cell>
          <table:table-cell table:style-name="ce3" table:formula="of:=[.J9]/[.$J$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Cantidad de B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oporte(abc)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Cantidad de AB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) regla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Confianza</text:p>
          </table:table-cell>
          <table:table-cell table:style-name="ce5" office:value-type="string" calcext:value-type="string">
            <text:p>Sopor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Regla( a → b)</text:p>
          </table:table-cell>
          <table:table-cell table:style-name="ce6" table:formula="of:=[.J8] / [.J4]" office:value-type="float" office:value="0.428571428571429" calcext:value-type="float">
            <text:p>0.43</text:p>
          </table:table-cell>
          <table:table-cell table:style-name="ce3" table:formula="of:=[.J8]/[.$J$2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<text:span text:style-name="T1">Regla</text:span>( b → a)</text:p>
          </table:table-cell>
          <table:table-cell table:style-name="ce6" table:formula="of:=[.J8]/[.J5]" office:value-type="float" office:value="0.6" calcext:value-type="float">
            <text:p>0.60</text:p>
          </table:table-cell>
          <table:table-cell table:style-name="ce3" table:formula="of:=[.J8]/[.$J$2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<text:span text:style-name="T1">Regla</text:span>( a → c)</text:p>
          </table:table-cell>
          <table:table-cell table:style-name="ce6" table:formula="of:=[.J7]/[.J6]" office:value-type="float" office:value="0.666666666666667" calcext:value-type="float">
            <text:p>0.67</text:p>
          </table:table-cell>
          <table:table-cell table:style-name="ce3" table:formula="of:=[.J7]/[.$J$2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<text:span text:style-name="T1">Regla</text:span>( b → a)</text:p>
          </table:table-cell>
          <table:table-cell table:style-name="ce6" table:formula="of:=[.J8]/[.J5]" office:value-type="float" office:value="0.6" calcext:value-type="float">
            <text:p>0.60</text:p>
          </table:table-cell>
          <table:table-cell table:style-name="ce3" table:formula="of:=[.J8]/[.$J$2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<text:span text:style-name="T1">Regla</text:span>( c → b)</text:p>
          </table:table-cell>
          <table:table-cell table:style-name="ce6" table:formula="of:=[.J9]/[.J6]" office:value-type="float" office:value="0.5" calcext:value-type="float">
            <text:p>0.50</text:p>
          </table:table-cell>
          <table:table-cell table:style-name="ce3" table:formula="of:=[.J9]/[.$J$2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<text:span text:style-name="T1">Regla</text:span>( b → c)</text:p>
          </table:table-cell>
          <table:table-cell table:style-name="ce6" table:formula="of:=[.J9]/[.J5]" office:value-type="float" office:value="0.6" calcext:value-type="float">
            <text:p>0.60</text:p>
          </table:table-cell>
          <table:table-cell table:style-name="ce3" table:formula="of:=[.J9]/[.$J$2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1">Regla</text:span>( a → cb)</text:p>
          </table:table-cell>
          <table:table-cell table:style-name="ce7" table:formula="of:=[.J10]/[.J4]" office:value-type="float" office:value="0.285714285714286" calcext:value-type="float">
            <text:p>0.29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1">Regla</text:span>( b → ac)</text:p>
          </table:table-cell>
          <table:table-cell table:style-name="ce7" table:formula="of:=[.J10]/[.J5]" office:value-type="float" office:value="0.4" calcext:value-type="float">
            <text:p>0.40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1">Regla</text:span>( c → ab)</text:p>
          </table:table-cell>
          <table:table-cell table:style-name="ce7" table:formula="of:=[.J10]/[.J6]" office:value-type="float" office:value="0.333333333333333" calcext:value-type="float">
            <text:p>0.33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1">Regla</text:span>( ab → c)</text:p>
          </table:table-cell>
          <table:table-cell table:style-name="ce7" table:formula="of:=[.J10]/[.J8]" office:value-type="float" office:value="0.666666666666667" calcext:value-type="float">
            <text:p>0.67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1">Regla</text:span>( ac → b)</text:p>
          </table:table-cell>
          <table:table-cell table:style-name="ce7" table:formula="of:=[.J10]/[.J7]" office:value-type="float" office:value="0.5" calcext:value-type="float">
            <text:p>0.50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1">Regla</text:span>( cb → a)</text:p>
          </table:table-cell>
          <table:table-cell table:style-name="ce7" table:formula="of:=[.J10]/[.J9]" office:value-type="float" office:value="0.666666666666667" calcext:value-type="float">
            <text:p>0.67</text:p>
          </table:table-cell>
          <table:table-cell table:style-name="ce4" table:formula="of:=[.J10]/[.$J$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) los soportes de los itemsets con A son: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{A}</text:p>
          </table:table-cell>
          <table:table-cell table:formula="of:=[.J4]/[.J2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{AB}</text:p>
          </table:table-cell>
          <table:table-cell table:formula="of:=[.J8]/[.J2]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{AC}</text:p>
          </table:table-cell>
          <table:table-cell table:formula="of:=[.J7]/[.J2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{ABC}</text:p>
          </table:table-cell>
          <table:table-cell table:formula="of:=[.J10]/[.J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l soporte de los itemsets que estan compuestos por A siempre van a ser menores (o iguales) que el soporte de A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l soporte de los itemsets compuestos por AB o AC siempre va a ser menor (o iguales) que el de AB o AC respectivamente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sto se explica por el principio de APRIORI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) ninguna de las reglas alcanza el minimo de confianza de 0.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5:29:22.026804974</meta:creation-date>
    <dc:date>2020-12-09T17:02:54.927255674</dc:date>
    <meta:editing-duration>PT18M2S</meta:editing-duration>
    <meta:editing-cycles>2</meta:editing-cycles>
    <meta:generator>LibreOffice/6.1.5.2$Linux_X86_64 LibreOffice_project/10$Build-2</meta:generator>
    <meta:document-statistic meta:table-count="1" meta:cell-count="116" meta:object-count="0"/>
  </office:meta>
</office:document-meta>
</file>